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57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7575in"/>
    </style:style>
    <style:style style:name="co8" style:family="table-column">
      <style:table-column-properties fo:break-before="auto" style:column-width="1.3819in"/>
    </style:style>
    <style:style style:name="co9" style:family="table-column">
      <style:table-column-properties fo:break-before="auto" style:column-width="1.2591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2" table:default-cell-style-name="Default"/>
        <table:table-column table:style-name="co12" table:number-columns-repeated="1636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pp_region</text:p>
          </table:table-cell>
          <table:table-cell office:value-type="string" calcext:value-type="string">
            <text:p>app_sex</text:p>
          </table:table-cell>
          <table:table-cell office:value-type="string" calcext:value-type="string">
            <text:p>app_age</text:p>
          </table:table-cell>
          <table:table-cell office:value-type="string" calcext:value-type="string">
            <text:p>app_experience</text:p>
          </table:table-cell>
          <table:table-cell office:value-type="string" calcext:value-type="string">
            <text:p>obj_region</text:p>
          </table:table-cell>
          <table:table-cell office:value-type="string" calcext:value-type="string">
            <text:p>obj_type</text:p>
          </table:table-cell>
          <table:table-cell office:value-type="string" calcext:value-type="string">
            <text:p>obj_square_quantile</text:p>
          </table:table-cell>
          <table:table-cell office:value-type="string" calcext:value-type="string">
            <text:p>obj_price_quantile</text:p>
          </table:table-cell>
          <table:table-cell office:value-type="string" calcext:value-type="string">
            <text:p>obj_unit_price_quant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nalogues_num</text:p>
          </table:table-cell>
          <table:table-cell office:value-type="string" calcext:value-type="string">
            <text:p>factors_num</text:p>
          </table:table-cell>
          <table:table-cell office:value-type="string" calcext:value-type="string">
            <text:p>ratio_aan_to_ean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Premise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delling</text:p>
          </table:table-cell>
          <table:table-cell table:style-name="ce8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style-name="ce9" table:formula="of:=IF([.K2]=&quot;Estimate&quot;;1;([.L2])/(2^[.M2]))" office:value-type="float" office:value="1.53125" calcext:value-type="float">
            <text:p>1.53125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delling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9" table:formula="of:=IF([.K3]=&quot;Estimate&quot;;1;([.L3])/(2^[.M3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9" table:formula="of:=IF([.K4]=&quot;Estimate&quot;;1;([.L4])/(2^[.M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9" table:formula="of:=IF([.K5]=&quot;Estimate&quot;;1;([.L5])/(2^[.M5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" table:formula="of:=IF([.K6]=&quot;Estimate&quot;;1;([.L6])/(2^[.M6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nd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2" calcext:value-type="float">
            <text:p>2</text:p>
          </table:table-cell>
          <table:table-cell table:formula="of:=IF([.K7]=&quot;Estimate&quot;;1;ORG.LIBREOFFICE.RANDBETWEEN.NV(1;7))" office:value-type="float" office:value="4" calcext:value-type="float">
            <text:p>4</text:p>
          </table:table-cell>
          <table:table-cell table:style-name="ce9" table:formula="of:=IF([.K7]=&quot;Estimate&quot;;1;([.L7])/(2^[.M7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se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IF([.K8]=&quot;Estimate&quot;;1;([.L8])/(2^[.M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nd</text:p>
          </table:table-cell>
          <table:table-cell office:value-type="float" office:value="84" calcext:value-type="float">
            <text:p>84</text:p>
          </table:table-cell>
          <table:table-cell table:style-name="ce7" office:value-type="float" office:value="79.8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table:formula="of:=IF([.K9]=&quot;Estimate&quot;;1;([.L9])/(2^[.M9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Land</text:p>
          </table:table-cell>
          <table:table-cell office:value-type="float" office:value="84" calcext:value-type="float">
            <text:p>84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9" table:formula="of:=IF([.K10]=&quot;Estimate&quot;;1;([.L10])/(2^[.M10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justments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 table:formula="of:=IF([.K11]=&quot;Estimate&quot;;1;([.L11])/(2^[.M11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 table:number-rows-repeated="75">
          <table:table-cell table:number-columns-repeated="8"/>
          <table:table-cell table:style-name="ce7"/>
          <table:table-cell table:number-columns-repeated="2"/>
          <table:table-cell table:style-name="ce8"/>
          <table:table-cell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8"/>
          <table:table-cell/>
          <table:table-cell table:style-name="ce9"/>
          <table:table-cell table:number-columns-repeated="16369"/>
        </table:table-row>
        <table:table-row table:style-name="ro1" table:number-rows-repeated="414">
          <table:table-cell table:number-columns-repeated="8"/>
          <table:table-cell table:style-name="ce7"/>
          <table:table-cell table:number-columns-repeated="2"/>
          <table:table-cell table:style-name="ce8"/>
          <table:table-cell/>
          <table:table-cell table:style-name="ce9"/>
          <table:table-cell table:number-columns-repeated="16369"/>
        </table:table-row>
        <table:table-row table:style-name="ro1" table:number-rows-repeated="1048074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2:19:33.806906619</meta:creation-date>
    <dc:date>2023-01-20T15:45:14.087151903</dc:date>
    <meta:editing-duration>P1DT3H10M48S</meta:editing-duration>
    <meta:editing-cycles>11</meta:editing-cycles>
    <meta:generator>LibreOffice/7.4.2.3$Linux_X86_64 LibreOffice_project/40$Build-3</meta:generator>
    <meta:document-statistic meta:table-count="1" meta:cell-count="154" meta:object-count="0"/>
  </office:meta>
</office:document-meta>
</file>